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1011" table:default-cell-style-name="Default"/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Incidence Rat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6"/>
          <table:table-cell office:value-type="string" calcext:value-type="string">
            <text:p>X 1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Week 2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Week 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 office:value-type="string" calcext:value-type="string">
            <text:p>Week 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atemala#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,129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40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66" calcext:value-type="float">
            <text:p>4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4" calcext:value-type="float">
            <text:p>40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,6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48,32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 office:value-type="string" calcext:value-type="string">
            <text:p>Week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Week 2</text:p>
          </table:table-cell>
          <table:table-cell office:value-type="float" office:value="136" calcext:value-type="float">
            <text:p>13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39" calcext:value-type="float">
            <text:p>5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,26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4,341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3:04</meta:creation-date>
    <dc:date>2018-09-01T09:03:04</dc:date>
    <meta:generator>LibreOffice/5.1.6.2$Linux_X86_64 LibreOffice_project/10m0$Build-2</meta:generator>
    <meta:document-statistic meta:table-count="1" meta:cell-count="27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